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9431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ee51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officeooo:paragraph-rsid="0013ee51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officeooo:rsid="00109d86"/>
    </style:style>
    <style:style style:name="T10" style:family="text">
      <style:text-properties officeooo:rsid="0013ee5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utoevaluación</text:h>
      <text:list xml:id="list3333007295" text:style-name="L1">
        <text:list-item>
          <text:p text:style-name="P1">Mostrar toda la información sobre los autores (dir. Absoluto)</text:p>
        </text:list-item>
      </text:list>
      <text:p text:style-name="P7"><text:span text:style-name="T5"><text:tab/></text:span>/biblioteca/libro/autor</text:p>
      <text:p text:style-name="P2"/>
      <text:list xml:id="list172751105164589" text:continue-numbering="true" text:style-name="L1">
        <text:list-item>
          <text:p text:style-name="P1">Listar las fechas de nacimiento</text:p>
        </text:list-item>
      </text:list>
      <text:p text:style-name="P2"><text:tab/><text:a xlink:type="simple" xlink:href="../../../../../../../biblioteca/libro/autor/@fechaNacimiento" text:style-name="Internet_20_link" text:visited-style-name="Visited_20_Internet_20_Link">/biblioteca/libro/autor/@fechaNacimiento</text:a></text:p>
      <text:p text:style-name="P2"/>
      <text:list xml:id="list172752108872711" text:continue-numbering="true" text:style-name="L1">
        <text:list-item>
          <text:p text:style-name="P1">Ejercicio 1 con dir. Relativo</text:p>
        </text:list-item>
      </text:list>
      <text:p text:style-name="P2"><text:tab/>//<text:span text:style-name="T9">autor</text:span></text:p>
      <text:p text:style-name="P2"><text:tab/></text:p>
      <text:list xml:id="list172752131858900" text:continue-numbering="true" text:style-name="L1">
        <text:list-item>
          <text:p text:style-name="P1">Listar los años de la fecha de publicación</text:p>
        </text:list-item>
      </text:list>
      <text:p text:style-name="P3"><text:tab/>/biblioteca/libro/fechaPublicacion/@año</text:p>
      <text:p text:style-name="P2"/>
      <text:list xml:id="list172752653374575" text:continue-numbering="true" text:style-name="L1">
        <text:list-item>
          <text:p text:style-name="P1">Mostrar la información de los autores de los que se disponga de fecha de nacimiento</text:p>
        </text:list-item>
      </text:list>
      <text:p text:style-name="P2"><text:tab/>//autor[@fechaNacimiento]</text:p>
      <text:p text:style-name="P2"/>
      <text:list xml:id="list172751645794448" text:continue-numbering="true" text:style-name="L1">
        <text:list-item>
          <text:p text:style-name="P1">Mostrar título y autor de los libros</text:p>
        </text:list-item>
      </text:list>
      <text:p text:style-name="P7"><text:span text:style-name="T5"><text:tab/></text:span>//autor|//titulo</text:p>
      <text:p text:style-name="P2"/>
      <text:list xml:id="list172752625417045" text:continue-numbering="true" text:style-name="L1">
        <text:list-item>
          <text:p text:style-name="P1">Mostrar título, autor y año de publicación de los libros</text:p>
        </text:list-item>
      </text:list>
      <text:p text:style-name="P2"><text:tab/>//autor|//titulo|//fechaPublicacion/@año</text:p>
      <text:p text:style-name="P2"/>
      <text:list xml:id="list172751408654303" text:continue-numbering="true" text:style-name="L1">
        <text:list-item>
          <text:p text:style-name="P1">Mostrar el primer libro</text:p>
        </text:list-item>
      </text:list>
      <text:p text:style-name="P2"><text:tab/><text:span text:style-name="Strong_20_Emphasis"><text:span text:style-name="T2">//libro[1]</text:span></text:span></text:p>
      <text:p text:style-name="P2"/>
      <text:list xml:id="list172752109678545" text:continue-numbering="true" text:style-name="L1">
        <text:list-item>
          <text:p text:style-name="P1">Mostrar el penúltimo libro</text:p>
        </text:list-item>
      </text:list>
      <text:p text:style-name="P2"><text:tab/>//libro[<text:span text:style-name="T10">2</text:span>]</text:p>
      <text:p text:style-name="P2"/>
      <text:list xml:id="list172751408025522" text:continue-numbering="true" text:style-name="L1">
        <text:list-item>
          <text:p text:style-name="P1">Mostrar la fecha de publicación en las que el año sea posterior a 1970</text:p>
        </text:list-item>
      </text:list>
      <text:p text:style-name="P8"><text:span text:style-name="Strong_20_Emphasis"><text:span text:style-name="T2"><text:tab/></text:span></text:span><text:span text:style-name="Strong_20_Emphasis"><text:span text:style-name="T6">//fechaPublicacion[@año&gt;1970]</text:span></text:span></text:p>
      <text:p text:style-name="P2"/>
      <text:list xml:id="list172751546912414" text:continue-numbering="true" text:style-name="L1">
        <text:list-item>
          <text:p text:style-name="P1">Mostrar los libros escritos por Mario Vargas Llosa</text:p>
        </text:list-item>
      </text:list>
      <text:p text:style-name="P7"><text:span text:style-name="T5"><text:tab/></text:span><text:span text:style-name="T2">//libro</text:span><text:span text:style-name="Strong_20_Emphasis"><text:span text:style-name="T2">[autor="Mario Vargas Llosa"]</text:span></text:span></text:p>
      <text:p text:style-name="P2"/>
      <text:list xml:id="list172751521351842" text:continue-numbering="true" text:style-name="L1">
        <text:list-item>
          <text:p text:style-name="P1">Mostrar los años que sean posteriores a 1970 (solamente el atributo año)</text:p>
        </text:list-item>
      </text:list>
      <text:p text:style-name="P4"><text:tab/><text:span text:style-name="Strong_20_Emphasis"><text:span text:style-name="T2"> //@año[.&gt;1970]</text:span></text:span></text:p>
      <text:p text:style-name="P2"/>
      <text:list xml:id="list172751524654880" text:continue-numbering="true" text:style-name="L1">
        <text:list-item>
          <text:p text:style-name="P1">Mostrar la información que aparece en distintos libros sobre el autor Mario Vargas Llosa.</text:p>
        </text:list-item>
      </text:list>
      <text:p text:style-name="P2"><text:tab/>//autor[.="Mario Vargas Llosa"]/..</text:p>
      <text:p text:style-name="P2"/>
      <text:list xml:id="list172752303827721" text:continue-numbering="true" text:style-name="L1">
        <text:list-item>
          <text:p text:style-name="P5"><text:soft-page-break/><text:span text:style-name="T1">Listar los libros escritos por Mario Vargas Llosa </text:span><text:span text:style-name="T3">y</text:span><text:span text:style-name="T1"> publicados en 1973</text:span></text:p>
        </text:list-item>
      </text:list>
      <text:p text:style-name="P7"><text:span text:style-name="T5"><text:tab/></text:span><text:span text:style-name="T1">//libro[fechaPublicacion/@año=1973]/titulo</text:span></text:p>
      <text:p text:style-name="P6"><text:span text:style-name="T1"/></text:p>
      <text:list xml:id="list172750836964204" text:continue-numbering="true" text:style-name="L1">
        <text:list-item>
          <text:p text:style-name="P5"><text:span text:style-name="T1">Listar los libros escritos por Mario Vargas Llosa </text:span><text:span text:style-name="T3">o</text:span><text:span text:style-name="T1"> publicados en 1973</text:span></text:p>
        </text:list-item>
      </text:list>
      <text:p text:style-name="P7"><text:span text:style-name="T5"><text:tab/>//libro[fechaPublicacion]/titulo|//libro[fechaPublicacion/@año=1973]/titulo</text:span></text:p>
      <text:p text:style-name="P6"><text:span text:style-name="T1"/></text:p>
      <text:p text:style-name="P6"><text:span text:style-name="T1"/></text:p>
      <text:list xml:id="list172752561521500" text:continue-numbering="true" text:style-name="L1">
        <text:list-item>
          <text:p text:style-name="P1">Pruebe a realizar el ejercicio 14 con dos predicados seguidos //xxx [...][...]</text:p>
        </text:list-item>
        <text:list-item>
          <text:p text:style-name="P1">Realizar ejercicio 1 mostrando solamente el texto (los autores)</text:p>
        </text:list-item>
        <text:list-item>
          <text:p text:style-name="P1">Realizar el ejercicio 6 mostrando solamente el texto (titulo/autor)</text:p>
        </text:list-item>
        <text:list-item>
          <text:p text:style-name="P1">Seleccionar todos los atributos que aparecen en biblioteca</text:p>
        </text:list-item>
        <text:list-item>
          <text:p text:style-name="P1">Selecciona todos los atributos de autor</text:p>
        </text:list-item>
        <text:list-item>
          <text:p text:style-name="P1">Título de los libros publicados después de 1978 (con 2 pasos de búsqueda consecutivos)</text:p>
        </text:list-item>
        <text:list-item>
          <text:p text:style-name="P1">Ejercicio 11 , pero realizado con dos pasos consecutivos</text:p>
        </text:list-item>
        <text:list-item>
          <text:p text:style-name="P1">Obtener datos del autor que ha publicado libros en 1969, de al menos dos formas diferentes</text:p>
        </text:list-item>
        <text:list-item>
          <text:p text:style-name="P1">Obtener los títulos de los libros publicados el mismo año que la novela "La vida está en otra parte"</text:p>
        </text:list-item>
        <text:list-item>
          <text:p text:style-name="P1">Obtener los títulos de los libros del mismo autor que la novela "Pantaleón y las visitadoras"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6:40:40.388718509</meta:creation-date>
    <dc:date>2023-02-01T17:27:50.711124671</dc:date>
    <meta:editing-duration>PT6M9S</meta:editing-duration>
    <meta:editing-cycles>1</meta:editing-cycles>
    <meta:document-statistic meta:table-count="0" meta:image-count="0" meta:object-count="0" meta:page-count="2" meta:paragraph-count="42" meta:word-count="302" meta:character-count="2074" meta:non-whitespace-character-count="1821"/>
    <meta:generator>LibreOffice/6.4.7.2$Linux_X86_64 LibreOffice_project/40$Build-2</meta:generator>
  </office:meta>
</office:document-meta>
</file>